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color="#dc2300" draw:fill="none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dash" draw:stroke-dash="Fine_20_Dashed" svg:stroke-color="#008000" draw:fill="none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svg:stroke-color="#dc2300" draw:fill="none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="Arrow" draw:marker-end-width="0.2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ff0000"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color="#0000ff" fo:font-size="8pt" style:font-size-asian="8pt" style:font-size-complex="8pt"/>
    </style:style>
    <style:style style:name="P7" style:family="paragraph">
      <style:paragraph-properties fo:text-align="center"/>
      <style:text-properties fo:color="#008000" fo:font-size="12pt" style:font-size-asian="12pt" style:font-size-complex="12pt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text-align="center"/>
      <style:text-properties fo:color="#ff0000" fo:font-size="8pt" style:font-size-asian="8pt" style:font-size-complex="8pt"/>
    </style:style>
    <style:style style:name="P10" style:family="paragraph">
      <style:paragraph-properties fo:text-align="center"/>
      <style:text-properties fo:color="#008000"/>
    </style:style>
    <style:style style:name="P11" style:family="paragraph">
      <style:paragraph-properties fo:text-align="center"/>
      <style:text-properties fo:color="#008000" fo:font-size="8pt" style:font-size-asian="8pt" style:font-size-complex="8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ff0000" style:text-position="sub 58%" fo:font-size="12pt" style:font-size-asian="12pt" style:font-size-complex="12pt"/>
    </style:style>
    <style:style style:name="T3" style:family="text">
      <style:text-properties fo:color="#ff0000" style:font-name="Liberation Sans1" fo:font-size="12pt" style:font-name-asian="Liberation Sans1" style:font-size-asian="12pt" style:font-name-complex="Liberation Sans1" style:font-size-complex="12pt"/>
    </style:style>
    <style:style style:name="T4" style:family="text">
      <style:text-properties fo:color="#ff0000" style:text-position="sub 58%" style:font-name="Liberation Sans" fo:font-size="12pt" style:font-name-asian="Liberation Sans1" style:font-size-asian="12pt" style:font-name-complex="Liberation Sans1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8" style:family="text">
      <style:text-properties style:font-name="Liberation Sans" fo:font-size="8pt" style:font-name-asian="Liberation Sans1" style:font-size-asian="8pt" style:font-name-complex="Liberation Sans1" style:font-size-complex="8pt"/>
    </style:style>
    <style:style style:name="T9" style:family="text">
      <style:text-properties fo:color="#0000ff" fo:font-size="8pt" style:font-size-asian="8pt" style:font-size-complex="8pt"/>
    </style:style>
    <style:style style:name="T10" style:family="text">
      <style:text-properties fo:color="#0000ff" style:font-name="Liberation Sans1" fo:font-size="8pt" style:font-name-asian="Liberation Sans1" style:font-size-asian="8pt" style:font-name-complex="Liberation Sans1" style:font-size-complex="8pt"/>
    </style:style>
    <style:style style:name="T11" style:family="text">
      <style:text-properties fo:color="#0000ff" style:font-name="Liberation Sans" fo:font-size="8pt" style:font-name-asian="Liberation Sans1" style:font-size-asian="8pt" style:font-name-complex="Liberation Sans1" style:font-size-complex="8pt"/>
    </style:style>
    <style:style style:name="T12" style:family="text">
      <style:text-properties fo:color="#000080" style:font-name="Liberation Sans" fo:font-size="8pt" style:font-name-asian="Liberation Sans1" style:font-size-asian="8pt" style:font-name-complex="Liberation Sans1" style:font-size-complex="8pt"/>
    </style:style>
    <style:style style:name="T13" style:family="text">
      <style:text-properties style:text-position="sub 58%" style:font-name="Liberation Sans" fo:font-size="8pt" style:font-name-asian="Liberation Sans1" style:font-size-asian="8pt" style:font-name-complex="Liberation Sans1" style:font-size-complex="8pt"/>
    </style:style>
    <style:style style:name="T14" style:family="text">
      <style:text-properties style:font-name="Ubuntu" fo:font-size="8pt" style:font-name-asian="Ubuntu" style:font-size-asian="8pt" style:font-name-complex="Ubuntu" style:font-size-complex="8pt"/>
    </style:style>
    <style:style style:name="T15" style:family="text">
      <style:text-properties style:text-position="sub 58%" style:font-name="Liberation Sans" fo:font-size="8pt" style:font-name-asian="Ubuntu" style:font-size-asian="8pt" style:font-name-complex="Ubuntu" style:font-size-complex="8pt"/>
    </style:style>
    <style:style style:name="T16" style:family="text">
      <style:text-properties fo:color="#0000ff" style:text-position="sub 58%" fo:font-size="8pt" style:font-size-asian="8pt" style:font-size-complex="8pt"/>
    </style:style>
    <style:style style:name="T17" style:family="text">
      <style:text-properties fo:color="#008000" style:text-position="0% 100%" fo:font-size="12pt" style:font-size-asian="12pt" style:font-size-complex="12pt"/>
    </style:style>
    <style:style style:name="T18" style:family="text">
      <style:text-properties fo:color="#008000" style:text-position="sub 58%" fo:font-size="12pt" style:font-size-asian="12pt" style:font-size-complex="12pt"/>
    </style:style>
    <style:style style:name="T19" style:family="text">
      <style:text-properties style:text-position="sub 58%" fo:font-size="12pt" style:font-size-asian="12pt" style:font-size-complex="12pt"/>
    </style:style>
    <style:style style:name="T20" style:family="text">
      <style:text-properties fo:color="#ff0000" fo:font-size="8pt" style:font-size-asian="8pt" style:font-size-complex="8pt"/>
    </style:style>
    <style:style style:name="T21" style:family="text">
      <style:text-properties fo:color="#008000" fo:font-size="8pt" style:font-size-asian="8pt" style:font-size-complex="8pt"/>
    </style:style>
    <style:style style:name="T22" style:family="text">
      <style:text-properties fo:color="#008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cm" svg:x="2cm" svg:y="2cm">
          <text:p text:style-name="P1"><text:span text:style-name="T1">A</text:span><text:span text:style-name="T2">po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2cm" svg:y="3.5cm">
          <text:p text:style-name="P1"><text:span text:style-name="T3">θ</text:span><text:span text:style-name="T4">cur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2cm" svg:y="5.5cm">
          <text:p text:style-name="P1"><text:span text:style-name="T1">A</text:span><text:span text:style-name="T2">l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cm" svg:height="2.5cm" svg:x="5cm" svg:y="2cm">
          <text:p text:style-name="P2"><text:span text:style-name="T5">L5 Pos </text:span></text:p>
          <text:p text:style-name="P2"><text:span text:style-name="T5">(2D)</text:span></text:p>
          <text:p text:style-name="P2"><text:span text:style-name="T6"/></text:p>
          <text:p text:style-name="P3"><text:span text:style-name="T6">D0:Apos</text:span></text:p>
          <text:p text:style-name="P3"><text:span text:style-name="T6">D1:</text:span><text:span text:style-name="T7">θ</text:span><text:span text:style-name="T8">cu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cm" svg:height="1cm" svg:x="9cm" svg:y="2.5cm">
          <text:p text:style-name="P2"><text:span text:style-name="T5">L6 shif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7cm" svg:y1="3cm" svg:x2="9cm" svg:y2="3cm">
          <text:p text:style-name="P4"><text:span text:style-name="T9">function(s): </text:span></text:p>
          <text:p text:style-name="P4"><text:span text:style-name="T9">1. </text:span><text:span text:style-name="T10">θ</text:span><text:span text:style-name="T11">prev,</text:span></text:p>
          <text:p text:style-name="P4"><text:span text:style-name="T11">2.s</text:span></text:p>
          <text:p text:style-name="P4"><text:span text:style-name="T12"/></text:p>
          <text:p text:style-name="P4"><text:span text:style-name="T8"/></text:p>
          <text:p text:style-name="P4"><text:span text:style-name="T8"/></text:p>
          <text:p text:style-name="P4"><text:span text:style-name="T8"/></text:p>
        </draw:line>
        <draw:line draw:style-name="gr3" draw:text-style-name="P5" draw:layer="layout" svg:x1="3.5cm" svg:y1="2.5cm" svg:x2="5cm" svg:y2="2.5cm">
          <text:p text:style-name="P4"><text:span text:style-name="T12"/></text:p>
        </draw:line>
        <draw:line draw:style-name="gr3" draw:text-style-name="P5" draw:layer="layout" svg:x1="3.488cm" svg:y1="4cm" svg:x2="5.05cm" svg:y2="4cm">
          <text:p/>
        </draw:line>
        <draw:custom-shape draw:style-name="gr2" draw:text-style-name="P2" draw:layer="layout" svg:width="2cm" svg:height="4cm" svg:x="13cm" svg:y="2.5cm">
          <text:p text:style-name="P2"><text:span text:style-name="T5">L4 Dend </text:span></text:p>
          <text:p text:style-name="P2"><text:span text:style-name="T5">Rout </text:span></text:p>
          <text:p text:style-name="P2"><text:span text:style-name="T5">(2D)</text:span></text:p>
          <text:p text:style-name="P2"><text:span text:style-name="T5"/></text:p>
          <text:p text:style-name="P2"><text:span text:style-name="T5"/></text:p>
          <text:p text:style-name="P2"><text:span text:style-name="T6"/></text:p>
          <text:p text:style-name="P3"><text:span text:style-name="T6">D0:</text:span><text:span text:style-name="T7">μ</text:span><text:span text:style-name="T13">i</text:span></text:p>
          <text:p text:style-name="P3"><text:span text:style-name="T6">D1:</text:span><text:span text:style-name="T14">σ</text:span><text:span text:style-name="T15">at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cm" svg:y1="3cm" svg:x2="13cm" svg:y2="3cm">
          <text:p text:style-name="P4"><text:span text:style-name="T9">D0:</text:span></text:p>
          <text:p text:style-name="P4"><text:span text:style-name="T8"/></text:p>
        </draw:line>
        <draw:custom-shape draw:style-name="gr2" draw:text-style-name="P2" draw:layer="layout" svg:width="2cm" svg:height="1cm" svg:x="5cm" svg:y="5.5cm">
          <text:p text:style-name="P2"><text:span text:style-name="T5">L5 siz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3.5cm" svg:y1="6cm" svg:x2="5.05cm" svg:y2="6cm">
          <text:p/>
        </draw:line>
        <draw:custom-shape draw:style-name="gr2" draw:text-style-name="P2" draw:layer="layout" svg:width="2cm" svg:height="1cm" svg:x="9cm" svg:y="5.5cm">
          <text:p text:style-name="P2"><text:span text:style-name="T5">L6 sf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7cm" svg:y1="6cm" svg:x2="9cm" svg:y2="6cm">
          <text:p text:style-name="P4"><text:span text:style-name="T9">Function: <text:s text:c="4"/></text:span></text:p>
          <text:p text:style-name="P4"><text:span text:style-name="T11">sf</text:span></text:p>
          <text:p text:style-name="P4"><text:span text:style-name="T12"/></text:p>
          <text:p text:style-name="P4"><text:span text:style-name="T12"/></text:p>
          <text:p text:style-name="P4"><text:span text:style-name="T8"/></text:p>
        </draw:line>
        <draw:line draw:style-name="gr3" draw:text-style-name="P5" draw:layer="layout" svg:x1="11cm" svg:y1="6cm" svg:x2="13cm" svg:y2="3.5cm">
          <text:p text:style-name="P4"><text:span text:style-name="T9">D0: transform: i</text:span></text:p>
          <text:p text:style-name="P4"><text:span text:style-name="T12"/></text:p>
          <text:p text:style-name="P4"><text:span text:style-name="T8"/></text:p>
        </draw:line>
        <draw:line draw:style-name="gr3" draw:text-style-name="P5" draw:layer="layout" svg:x1="11cm" svg:y1="6cm" svg:x2="13cm" svg:y2="6cm"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/></text:p>
          <text:p text:style-name="P4"><text:span text:style-name="T9">D1:transform:</text:span></text:p>
          <text:p text:style-name="P4"><text:span text:style-name="T9">C</text:span><text:span text:style-name="T16">spacing</text:span><text:span text:style-name="T9">/2.35</text:span></text:p>
          <text:p text:style-name="P4"><text:span text:style-name="T8"/></text:p>
        </draw:line>
        <draw:custom-shape draw:style-name="gr2" draw:text-style-name="P2" draw:layer="layout" svg:width="2cm" svg:height="2cm" svg:x="13cm" svg:y="7.5cm">
          <text:p text:style-name="P2"><text:span text:style-name="T5">L4 Dend </text:span></text:p>
          <text:p text:style-name="P2"><text:span text:style-name="T5">(2D)</text:span></text:p>
          <text:p text:style-name="P2"><text:span text:style-name="T6"/></text:p>
          <text:p text:style-name="P3"><text:span text:style-name="T6">D0:Apos</text:span></text:p>
          <text:p text:style-name="P3"><text:span text:style-name="T6">D1:</text:span><text:span text:style-name="T7">θ</text:span><text:span text:style-name="T8">cu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4cm" svg:y1="6.5cm" svg:x2="14cm" svg:y2="7.5cm">
          <text:p text:style-name="P6">D0:</text:p>
          <text:p text:style-name="P6"/>
          <text:p text:style-name="P6"/>
        </draw:line>
        <draw:custom-shape draw:style-name="gr1" draw:text-style-name="P7" draw:layer="layout" svg:width="1.5cm" svg:height="1cm" svg:x="2cm" svg:y="7.5cm">
          <text:p text:style-name="P7"><text:span text:style-name="T17">x</text:span><text:span text:style-name="T18">j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5cm" svg:y1="8cm" svg:x2="13cm" svg:y2="8cm">
          <text:p/>
        </draw:line>
        <draw:custom-shape draw:style-name="gr2" draw:text-style-name="P2" draw:layer="layout" svg:width="2cm" svg:height="1cm" svg:x="17cm" svg:y="5.5cm">
          <text:p text:style-name="P2"><text:span text:style-name="T5">L4</text:span><text:span text:style-name="T19">j</text:span><text:span text:style-name="T5"> Som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5cm" svg:y1="8cm" svg:x2="17cm" svg:y2="6cm">
          <text:p text:style-name="P6">Function: D0xD1</text:p>
          <text:p text:style-name="P6"/>
        </draw:line>
        <draw:line draw:style-name="gr3" draw:text-style-name="P5" draw:layer="layout" svg:x1="19cm" svg:y1="6cm" svg:x2="20cm" svg:y2="6cm">
          <text:p text:style-name="P4"><text:span text:style-name="T9"/></text:p>
          <text:p text:style-name="P4"><text:span text:style-name="T9"/></text:p>
          <text:p text:style-name="P4"><text:span text:style-name="T11"/></text:p>
        </draw:line>
        <draw:custom-shape draw:style-name="gr2" draw:text-style-name="P2" draw:layer="layout" svg:width="2.5cm" svg:height="1cm" svg:x="20cm" svg:y="5.5cm">
          <text:p text:style-name="P2"><text:span text:style-name="T5">L2/3 outpu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2.5cm" svg:y1="6cm" svg:x2="24.5cm" svg:y2="6cm">
          <text:p text:style-name="P4"><text:span text:style-name="T9"/></text:p>
          <text:p text:style-name="P4"><text:span text:style-name="T9"/></text:p>
          <text:p text:style-name="P4"><text:span text:style-name="T11"/></text:p>
        </draw:line>
        <draw:custom-shape draw:style-name="gr4" draw:text-style-name="P2" draw:layer="layout" svg:width="2cm" svg:height="1cm" svg:x="17cm" svg:y="3cm">
          <text:p text:style-name="P2"><text:span text:style-name="T5">L4</text:span><text:span text:style-name="T19">j-1</text:span><text:span text:style-name="T5"> </text:span></text:p>
          <text:p text:style-name="P2"><text:span text:style-name="T5">Som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1cm" svg:x="17cm" svg:y="8cm">
          <text:p text:style-name="P2"><text:span text:style-name="T5">L4</text:span><text:span text:style-name="T19">j+1</text:span><text:span text:style-name="T5"> </text:span></text:p>
          <text:p text:style-name="P2"><text:span text:style-name="T5">Som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9cm" svg:y1="8.5cm" svg:x2="20cm" svg:y2="6cm">
          <text:p text:style-name="P4"><text:span text:style-name="T9"/></text:p>
          <text:p text:style-name="P4"><text:span text:style-name="T9"/></text:p>
          <text:p text:style-name="P4"><text:span text:style-name="T11"/></text:p>
        </draw:line>
        <draw:line draw:style-name="gr3" draw:text-style-name="P5" draw:layer="layout" svg:x1="19cm" svg:y1="3.55cm" svg:x2="20cm" svg:y2="5.95cm">
          <text:p text:style-name="P4"><text:span text:style-name="T9"/></text:p>
          <text:p text:style-name="P4"><text:span text:style-name="T9"/></text:p>
          <text:p text:style-name="P4"><text:span text:style-name="T11"/></text:p>
        </draw:line>
        <draw:custom-shape draw:style-name="gr5" draw:text-style-name="P4" draw:layer="layout" svg:width="2cm" svg:height="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1.5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cm" svg:height="0.75cm" svg:x="1.75cm" svg:y="1.4cm">
          <text:p text:style-name="P8"><text:span text:style-name="T20">Feedback I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6cm" svg:height="0.75cm" svg:x="1.65cm" svg:y="7cm">
          <text:p text:style-name="P10"><text:span text:style-name="T21">Feed forward</text:span></text:p>
          <text:p text:style-name="P10"><text:span text:style-name="T21">I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24.5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6cm" svg:height="0.75cm" svg:x="24.65cm" svg:y="5.4cm">
          <text:p text:style-name="P10"><text:span text:style-name="T21">Feed forward</text:span></text:p>
          <text:p text:style-name="P10"><text:span text:style-name="T21">Out</text:span></text:p>
          <text:p text:style-name="P10"><text:span text:style-name="T21"/></text:p>
          <text:p text:style-name="P10"><text:span text:style-name="T22">y</text:span><text:span text:style-name="T18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3.5cm" svg:height="1.5cm" svg:x="4.5cm" svg:y="8.8cm">
          <text:p text:style-name="P4"><text:span text:style-name="T20">Feedback out</text:span></text:p>
          <text:p text:style-name="P4"><text:span text:style-name="T1">A</text:span><text:span text:style-name="T2">pos</text:span><text:span text:style-name="T1">, A</text:span><text:span text:style-name="T2">len</text:span><text:span text:style-name="T1">, </text:span><text:span text:style-name="T3">θ</text:span><text:span text:style-name="T4">prev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024cm" svg:y1="6.5cm" svg:x2="6cm" svg:y2="8.8cm">
          <text:p/>
        </draw:line>
        <draw:line draw:style-name="gr9" draw:text-style-name="P4" draw:layer="layout" svg:x1="9.25cm" svg:y1="3.5cm" svg:x2="7.7cm" svg:y2="8.8cm">
          <text:p/>
        </draw:line>
        <draw:connector draw:style-name="gr10" draw:text-style-name="P4" draw:layer="layout" draw:line-skew="-1.5cm" svg:x1="6cm" svg:y1="4.5cm" svg:x2="4.5cm" svg:y2="9.55cm" draw:start-shape="id1" draw:start-glue-point="2" draw:end-shape="id2" draw:end-glue-point="3" svg:d="M6000 4500v650h-2001v4400h501" svg:viewBox="0 0 2002 5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9:28:10.737881843</meta:creation-date>
    <dc:date>2016-04-24T20:42:01.894910555</dc:date>
    <meta:editing-duration>PT12M7S</meta:editing-duration>
    <meta:editing-cycles>1</meta:editing-cycles>
    <meta:document-statistic meta:object-count="39"/>
    <meta:generator>LibreOffice/4.2.8.2$Linux_X86_64 LibreOffice_project/420m0$Build-2</meta:generator>
  </office:meta>
</office:document-meta>
</file>